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73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fidbhiff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1T10:27:35.094000000</dc:date>
    <meta:editing-duration>PT3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7.4.7.2$Windows_X86_64 LibreOffice_project/723314e595e8007d3cf785c16538505a1c878ca5</meta:generator>
  </office:meta>
</office:document-meta>
</file>